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officeooo:rsid="0017f8b9" officeooo:paragraph-rsid="0017f8b9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font-weight="normal" officeooo:rsid="0017f8b9" officeooo:paragraph-rsid="0019868b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 fo:padding-left="3cm" fo:padding-right="1cm" fo:padding-top="2cm" fo:padding-bottom="2cm" fo:border="none"/>
      <style:text-properties fo:font-weight="normal" officeooo:rsid="001cc514" officeooo:paragraph-rsid="001cc514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 fo:padding-left="3cm" fo:padding-right="1cm" fo:padding-top="2cm" fo:padding-bottom="2cm" fo:border="none"/>
      <style:text-properties fo:font-size="14pt" fo:language="en" fo:country="US" fo:font-weight="bold" officeooo:rsid="001b73a5" officeooo:paragraph-rsid="001b73a5" style:font-name-asian="Calibri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 fo:padding-left="3cm" fo:padding-right="1cm" fo:padding-top="2cm" fo:padding-bottom="2cm" fo:border="none"/>
      <style:text-properties fo:font-size="14pt" fo:language="en" fo:country="US" fo:font-weight="normal" officeooo:rsid="0027252e" officeooo:paragraph-rsid="0027252e" style:font-name-asian="Calibri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0cm" style:auto-text-indent="false" style:page-number="auto" fo:background-color="transparent"/>
      <style:text-properties fo:font-size="14pt" fo:font-weight="normal" officeooo:rsid="0017f8b9" officeooo:paragraph-rsid="0017f8b9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/>
      <style:text-properties fo:font-size="14pt" fo:language="en" fo:country="US" fo:font-weight="bold" officeooo:rsid="001b73a5" officeooo:paragraph-rsid="001b73a5" style:font-name-asian="Calibri" style:font-size-asian="14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/>
      <style:text-properties fo:font-size="14pt" fo:language="en" fo:country="US" fo:font-weight="normal" officeooo:rsid="001b73a5" officeooo:paragraph-rsid="001b73a5" style:font-name-asian="Calibri" style:font-size-asian="14pt" style:font-weight-asian="normal" style:font-size-complex="14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13.6cm" fo:margin-right="0cm" fo:line-height="150%" fo:text-align="start" style:justify-single-word="false" fo:text-indent="0cm" style:auto-text-indent="false" style:page-number="auto" fo:background-color="transparent"/>
      <style:text-properties fo:font-size="14pt" fo:language="en" fo:country="US" fo:font-weight="normal" officeooo:rsid="0017f8b9" officeooo:paragraph-rsid="0017f8b9" style:font-name-asian="Calibri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13.6cm" fo:margin-right="0cm" fo:line-height="150%" fo:text-align="start" style:justify-single-word="false" fo:text-indent="0cm" style:auto-text-indent="false" fo:background-color="transparent"/>
      <style:text-properties fo:font-size="14pt" fo:language="en" fo:country="US" fo:font-weight="normal" officeooo:rsid="0017f8b9" officeooo:paragraph-rsid="0017f8b9" style:font-name-asian="Calibri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 fo:padding-left="3cm" fo:padding-right="1cm" fo:padding-top="2cm" fo:padding-bottom="2cm" fo:border="none"/>
      <style:text-properties fo:font-size="14pt" fo:language="en" fo:country="US" fo:font-weight="normal" officeooo:rsid="0027252e" officeooo:paragraph-rsid="0027252e" style:font-name-asian="Calibri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 fo:padding-left="3cm" fo:padding-right="1cm" fo:padding-top="2cm" fo:padding-bottom="2cm" fo:border="none"/>
      <style:text-properties fo:font-size="14pt" fo:language="en" fo:country="US" fo:font-weight="bold" officeooo:rsid="001b73a5" officeooo:paragraph-rsid="001b73a5" style:font-name-asian="Calibri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/>
      <style:text-properties fo:font-size="14pt" fo:language="en" fo:country="US" fo:font-weight="normal" officeooo:rsid="001b73a5" officeooo:paragraph-rsid="001b73a5" style:font-name-asian="Calibri" style:font-size-asian="14pt" style:font-weight-asian="normal" style:font-size-complex="14pt" style:font-weight-complex="normal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6" style:family="paragraph">
      <style:paragraph-properties fo:text-align="center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7" style:family="paragraph">
      <loext:graphic-properties draw:fill-color="#ffffff"/>
      <style:paragraph-properties fo:text-align="center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4pt" fo:language="en" fo:country="US" style:font-name-asian="Calibri" style:font-size-asian="14pt" style:font-size-complex="14pt"/>
    </style:style>
    <style:style style:name="T2" style:family="text">
      <style:text-properties fo:font-size="14pt" fo:language="en" fo:country="US" officeooo:rsid="001b73a5" style:font-name-asian="Calibri" style:font-size-asian="14pt" style:font-size-complex="14pt"/>
    </style:style>
    <style:style style:name="T3" style:family="text">
      <style:text-properties style:font-name-asian="Calibri"/>
    </style:style>
    <style:style style:name="T4" style:family="text">
      <style:text-properties fo:language="en" fo:country="US" style:font-name-asian="Calibri"/>
    </style:style>
    <style:style style:name="T5" style:family="text">
      <style:text-properties fo:language="en" fo:country="US" fo:font-weight="bold" style:font-name-asian="Calibri" style:font-weight-asian="bold" style:font-weight-complex="bold"/>
    </style:style>
    <style:style style:name="T6" style:family="text">
      <style:text-properties fo:language="en" fo:country="US" fo:font-weight="bold" officeooo:rsid="001c76ae" style:font-name-asian="Calibri" style:font-weight-asian="bold" style:font-weight-complex="bold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marker-end="Стили_20_стрелок_20_1" draw:textarea-horizontal-align="center" draw:textarea-vertical-align="middle" style:run-through="foreground"/>
    </style:style>
    <style:style style:name="gr4" style:family="graphic">
      <style:graphic-properties draw:stroke="none" svg:stroke-color="#000000" draw:fill="none" draw:fill-color="#ffffff" fo:min-height="0.328cm" style:run-through="foreground"/>
      <style:paragraph-properties style:writing-mode="lr-tb"/>
    </style:style>
    <style:style style:name="gr5" style:family="graphic">
      <style:graphic-properties svg:stroke-width="0.011cm" draw:marker-start-width="0.369cm" draw:marker-end="Стили_20_стрелок_20_1" draw:marker-end-width="0.369cm" draw:textarea-horizontal-align="center" draw:textarea-vertical-align="middle" fo:padding-top="0.005cm" fo:padding-bottom="0.005cm" fo:padding-left="0.005cm" fo:padding-right="0.005cm" style:run-through="foreground"/>
    </style:style>
    <style:style style:name="gr6" style:family="graphic">
      <style:graphic-properties svg:stroke-width="0.049cm" draw:marker-start-width="0.427cm" draw:marker-end-width="0.427cm" draw:fill-color="#ffffff" draw:textarea-horizontal-align="justify" draw:textarea-vertical-align="middle" draw:auto-grow-height="false" fo:min-height="1.73cm" fo:min-width="3.415cm" fo:padding-top="0.025cm" fo:padding-bottom="0.025cm" fo:padding-left="0.025cm" fo:padding-right="0.025cm" style:run-through="foreground"/>
      <style:paragraph-properties style:writing-mode="lr-tb"/>
    </style:style>
    <style:style style:name="gr7" style:family="graphic">
      <style:graphic-properties draw:stroke="none" svg:stroke-width="0.011cm" svg:stroke-color="#000000" draw:marker-start-width="0.369cm" draw:marker-end-width="0.369cm" draw:fill="none" draw:fill-color="#ffffff" fo:min-height="0.328cm" style:run-through="foreground"/>
      <style:paragraph-properties style:writing-mode="lr-tb"/>
    </style:style>
    <style:style style:name="gr8" style:family="graphic">
      <style:graphic-properties draw:stroke="solid" draw:stroke-dash="Dot" svg:stroke-width="0cm" svg:stroke-color="#000000" draw:marker-start="" draw:marker-start-width="0.199cm" draw:marker-start-center="false" draw:marker-end="Стили_20_стрелок_20_1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svg:stroke-width="0.049cm" draw:marker-start-width="0.427cm" draw:marker-end="Стили_20_стрелок_20_1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0" style:family="graphic">
      <style:graphic-properties draw:stroke="none" svg:stroke-color="#000000" draw:fill="none" draw:fill-color="#ffffff" fo:min-height="0.363cm" style:run-through="foreground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33cm" style:run-through="foreground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416cm" style:run-through="foreground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365cm" style:run-through="foreground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351cm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работа №2</text:p>
      <text:p text:style-name="P2"><text:span text:style-name="T3">«Разработка функциональных диаграмм </text:span><text:span text:style-name="T4">S</text:span><text:span text:style-name="T3">А</text:span><text:span text:style-name="T4">DT» </text:span></text:p>
      <text:p text:style-name="P9">Выполнил:</text:p>
      <text:p text:style-name="P10">Стенин Михаил</text:p>
      <text:p text:style-name="P10">Группа 22-29</text:p>
      <text:p text:style-name="P10"/>
      <text:p text:style-name="P6"><text:span text:style-name="T6">Тема курсовой работы</text:span><text:span text:style-name="T5">:</text:span><text:span text:style-name="T4"> Автоматизация деятельности анимационной студии</text:span></text:p>
      <text:p text:style-name="P7">Краткое описание:</text:p>
      <text:p text:style-name="P8">Анимационная студия в сфере 3D-Визуализации, занимающаяся как проектами на заказ, так и собственными коммерческими проектами</text:p>
      <text:p text:style-name="P8"><draw:g text:anchor-type="paragraph" draw:z-index="0" draw:name="DrawObject1" draw:style-name="gr1"><draw:custom-shape draw:name="Фигура1" draw:style-name="gr6" draw:text-style-name="P20" svg:width="3.465cm" svg:height="1.781cm" svg:x="7.103cm" svg:y="1.838cm"><text:p text:style-name="P19"><text:span text:style-name="T9">А</text:span><text:span text:style-name="T9">в</text:span><text:span text:style-name="T9">т</text:span><text:span text:style-name="T9">о</text:span><text:span text:style-name="T9">м</text:span><text:span text:style-name="T9">а</text:span><text:span text:style-name="T9">т</text:span><text:span text:style-name="T9">и</text:span><text:span text:style-name="T9">з</text:span><text:span text:style-name="T9">а</text:span><text:span text:style-name="T9">ц</text:span><text:span text:style-name="T9">и</text:span><text:span text:style-name="T9">я</text:span></text:p><text:p text:style-name="P19"><text:span text:style-name="T9">В</text:span><text:span text:style-name="T9">ы</text:span><text:span text:style-name="T9">п</text:span><text:span text:style-name="T9">о</text:span><text:span text:style-name="T9">л</text:span><text:span text:style-name="T9">н</text:span><text:span text:style-name="T9">е</text:span><text:span text:style-name="T9">н</text:span><text:span text:style-name="T9">и</text:span><text:span text:style-name="T9">я</text:span><text:span text:style-name="T9"> </text:span><text:span text:style-name="T9">з</text:span><text:span text:style-name="T9">а</text:span><text:span text:style-name="T9">к</text:span><text:span text:style-name="T9">а</text:span><text:span text:style-name="T9">з</text:span><text:span text:style-name="T9">о</text:span><text:span text:style-name="T9">в</text:span></text:p><text:p text:style-name="P19"><text:span text:style-name="T9">а</text:span><text:span text:style-name="T9">н</text:span><text:span text:style-name="T9">и</text:span><text:span text:style-name="T9">м</text:span><text:span text:style-name="T9">а</text:span><text:span text:style-name="T9">т</text:span><text:span text:style-name="T9">о</text:span><text:span text:style-name="T9">р</text:span><text:span text:style-name="T9">а</text:span><text:span text:style-name="T9">м</text:span><text:span text:style-name="T9">и</text:span></text:p><draw:enhanced-geometry svg:viewBox="0 0 21600 21600" draw:type="rectangle" draw:enhanced-path="M 0 0 L 21600 0 21600 21600 0 21600 0 0 Z N"/></draw:custom-shape><draw:g draw:name="DrawObject3" draw:style-name="gr2"><draw:line draw:name="Фигура2_3" draw:style-name="gr9" draw:text-style-name="P14" svg:x1="10.568cm" svg:y1="2.818cm" svg:x2="12.967cm" svg:y2="2.818cm"><text:p/></draw:line><draw:frame draw:name="Фигура4_0" draw:style-name="gr10" draw:text-style-name="P15" svg:width="3.59cm" svg:height="0.364cm" svg:x="10.692cm" svg:y="2.211cm"><draw:text-box><text:p><text:span text:style-name="T7">Выдача готового продукта</text:span></text:p></draw:text-box></draw:frame><draw:line draw:name="Фигура2_4" draw:style-name="gr9" draw:text-style-name="P14" svg:x1="10.568cm" svg:y1="3.468cm" svg:x2="12.967cm" svg:y2="3.468cm"><text:p/></draw:line><draw:frame draw:name="Фигура4_1" draw:style-name="gr11" draw:text-style-name="P15" svg:width="3.98cm" svg:height="0.331cm" svg:x="10.724cm" svg:y="3.007cm"><draw:text-box><text:p><text:span text:style-name="T7">Отчёт о выполненных </text:span><text:span text:style-name="T7">работах</text:span></text:p></draw:text-box></draw:frame></draw:g><draw:g draw:name="DrawObject2" draw:style-name="gr2"><draw:line draw:name="Фигура5" draw:style-name="gr3" draw:text-style-name="P14" svg:x1="7.951cm" svg:y1="0.777cm" svg:x2="7.951cm" svg:y2="1.837cm"><text:p/></draw:line><draw:frame draw:name="Фигура6" draw:style-name="gr12" draw:text-style-name="P15" svg:width="1.174cm" svg:height="0.417cm" svg:x="7.422cm" svg:y="0.25cm"><draw:text-box><text:p><text:span text:style-name="T7">Таблица</text:span></text:p></draw:text-box></draw:frame></draw:g><draw:g draw:name="DrawObject1" draw:style-name="gr2"><draw:line draw:name="Фигура2" draw:style-name="gr9" draw:text-style-name="P14" svg:x1="4.704cm" svg:y1="1.977cm" svg:x2="7.103cm" svg:y2="1.977cm"><text:p/></draw:line><draw:frame draw:name="Фигура3" draw:style-name="gr13" draw:text-style-name="P15" svg:width="1.015cm" svg:height="0.366cm" svg:x="4.704cm" svg:y="1.534cm"><draw:text-box><text:p><text:span text:style-name="T7">Клиент</text:span></text:p></draw:text-box></draw:frame><draw:line draw:name="Фигура2_0" draw:style-name="gr9" draw:text-style-name="P14" svg:x1="4.704cm" svg:y1="2.42cm" svg:x2="7.103cm" svg:y2="2.42cm"><text:p/></draw:line><draw:frame draw:name="Фигура3_0" draw:style-name="gr13" draw:text-style-name="P15" svg:width="1.015cm" svg:height="0.366cm" svg:x="4.704cm" svg:y="1.977cm"><draw:text-box><text:p><text:span text:style-name="T7">Заказ</text:span></text:p></draw:text-box></draw:frame><draw:line draw:name="Фигура2_1" draw:style-name="gr9" draw:text-style-name="P14" svg:x1="4.704cm" svg:y1="2.862cm" svg:x2="7.103cm" svg:y2="2.862cm"><text:p/></draw:line><draw:frame draw:name="Фигура3_1" draw:style-name="gr13" draw:text-style-name="P15" svg:width="1.015cm" svg:height="0.366cm" svg:x="4.704cm" svg:y="2.497cm"><draw:text-box><text:p><text:span text:style-name="T7">Услуга</text:span></text:p></draw:text-box></draw:frame><draw:frame draw:name="Фигура3_2" draw:style-name="gr14" draw:text-style-name="P15" svg:width="1.509cm" svg:height="0.352cm" svg:x="4.704cm" svg:y="2.926cm"><draw:text-box><text:p><text:span text:style-name="T7">Аниматор</text:span></text:p></draw:text-box></draw:frame><draw:line draw:name="Фигура2_9" draw:style-name="gr9" draw:text-style-name="P14" svg:x1="4.704cm" svg:y1="3.277cm" svg:x2="7.103cm" svg:y2="3.277cm"><text:p/></draw:line></draw:g></draw:g></text:p>
      <text:p text:style-name="P4"/>
      <text:p text:style-name="P4"/>
      <text:p text:style-name="P3"><text:span text:style-name="T2">Р</text:span><text:span text:style-name="T1">исунок 1 – Диаграмма верхнего уровня</text:span></text:p>
      <text:p text:style-name="P5"><draw:g text:anchor-type="paragraph" draw:z-index="1" draw:name="DrawObject4" draw:style-name="gr1"><draw:g draw:name="DrawObject4" draw:style-name="gr2"><draw:path draw:name="Фигура8" draw:style-name="gr3" draw:text-style-name="P14" svg:width="13.745cm" svg:height="1.428cm" draw:transform="rotate (-0.0270526034059124) translate (2.3726388825611cm 0.250302556491354cm)" svg:viewBox="0 0 13746 1429" svg:d="M13136 1233c651 0 609-228 609-228l-45-1005-13700 371 29 1058 245-7-48 1"><text:p/></draw:path><draw:frame draw:name="Фигура7_3" draw:style-name="gr4" draw:text-style-name="P15" svg:width="1.948cm" svg:height="0.329cm" svg:x="8.274cm" svg:y="0.159cm"><draw:text-box><text:p><text:span text:style-name="T7">Список заказов</text:span></text:p></draw:text-box></draw:frame><draw:g draw:name="DrawObject4" draw:style-name="gr2"><draw:line draw:name="Фигура2_8" draw:style-name="gr5" draw:text-style-name="P14" svg:x1="6.096cm" svg:y1="2.314cm" svg:x2="12.002cm" svg:y2="2.314cm"><text:p/></draw:line><draw:frame draw:name="Фигура7_2" draw:style-name="gr4" draw:text-style-name="P15" svg:width="3.361cm" svg:height="0.329cm" svg:x="7.53cm" svg:y="1.836cm"><draw:text-box><text:p><text:span text:style-name="T7">Заказ оформлен правильно</text:span></text:p></draw:text-box></draw:frame><draw:custom-shape draw:name="Фигура1_1" draw:style-name="gr6" draw:text-style-name="P17" svg:width="3.465cm" svg:height="1.781cm" svg:x="12.029cm" svg:y="1.457cm"><text:p text:style-name="P16"><text:span text:style-name="T8">Добавление заказа </text:span></text:p><text:p text:style-name="P16"><text:span text:style-name="T8">В список</text:span></text:p><draw:enhanced-geometry svg:viewBox="0 0 21600 21600" draw:type="rectangle" draw:enhanced-path="M 0 0 L 21600 0 21600 21600 0 21600 0 0 Z N"/></draw:custom-shape><draw:g draw:name="DrawObject5" draw:style-name="gr2"><draw:g draw:name="DrawObject5" draw:style-name="gr2"><draw:line draw:name="Фигура2_5" draw:style-name="gr5" draw:text-style-name="P14" svg:x1="1.932cm" svg:y1="1.964cm" svg:x2="2.632cm" svg:y2="1.964cm"><text:p/></draw:line><draw:frame draw:name="Фигура7" draw:style-name="gr4" draw:text-style-name="P15" svg:width="0.606cm" svg:height="0.329cm" svg:x="2.026cm" svg:y="1.512cm"><draw:text-box><text:p><text:span text:style-name="T7">I1</text:span></text:p></draw:text-box></draw:frame><draw:line draw:name="Фигура2_6" draw:style-name="gr5" draw:text-style-name="P14" svg:x1="1.932cm" svg:y1="2.51cm" svg:x2="2.632cm" svg:y2="2.51cm"><text:p/></draw:line><draw:frame draw:name="Фигура7_0" draw:style-name="gr7" draw:text-style-name="P15" svg:width="0.334cm" svg:height="0.329cm" svg:x="1.991cm" svg:y="2.136cm"><draw:text-box><text:p><text:span text:style-name="T7">I2</text:span></text:p></draw:text-box></draw:frame><draw:line draw:name="Фигура2_7" draw:style-name="gr5" draw:text-style-name="P14" svg:x1="1.932cm" svg:y1="3.055cm" svg:x2="2.632cm" svg:y2="3.055cm"><text:p/></draw:line><draw:frame draw:name="Фигура7_1" draw:style-name="gr4" draw:text-style-name="P15" svg:width="0.334cm" svg:height="0.329cm" svg:x="1.986cm" svg:y="2.671cm"><draw:text-box><text:p><text:span text:style-name="T7">I3</text:span></text:p></draw:text-box></draw:frame></draw:g><draw:custom-shape draw:name="Фигура1_2" draw:style-name="gr6" draw:text-style-name="P17" svg:width="3.465cm" svg:height="1.781cm" svg:x="2.631cm" svg:y="1.512cm"><text:p text:style-name="P16"><text:span text:style-name="T8">О</text:span><text:span text:style-name="T8">ф</text:span><text:span text:style-name="T8">ор</text:span><text:span text:style-name="T8">мл</text:span><text:span text:style-name="T8">ен</text:span><text:span text:style-name="T8">ие </text:span><text:span text:style-name="T8">за</text:span><text:span text:style-name="T8">ка</text:span><text:span text:style-name="T8">за</text:span></text:p><draw:enhanced-geometry svg:viewBox="0 0 21600 21600" draw:type="rectangle" draw:enhanced-path="M 0 0 L 21600 0 21600 21600 0 21600 0 0 Z N"/></draw:custom-shape></draw:g><draw:g draw:name="DrawObject4" draw:style-name="gr2"><draw:path draw:name="s-line" draw:style-name="gr8" draw:text-style-name="P18" svg:width="1.175cm" svg:height="1.842cm" svg:x="6.096cm" svg:y="3.043cm" svg:viewBox="0 0 1176 1843" svg:d="M0 5c245 0 407-8 441-4s58 51 79 125c22 81 41 199 54 338 13 140 19 379 19 460s7 320 20 459c13 140 32 258 54 338 21 74 44 114 68 122h441"><text:p/></draw:path><draw:custom-shape draw:name="Фигура1_3" draw:style-name="gr6" draw:text-style-name="P17" svg:width="3.465cm" svg:height="1.781cm" svg:x="7.272cm" svg:y="3.992cm"><text:p text:style-name="P16"><text:span text:style-name="T8">Р</text:span><text:span text:style-name="T8">а</text:span><text:span text:style-name="T8">с</text:span><text:span text:style-name="T8">п</text:span><text:span text:style-name="T8">р</text:span><text:span text:style-name="T8">е</text:span><text:span text:style-name="T8">д</text:span><text:span text:style-name="T8">е</text:span><text:span text:style-name="T8">л</text:span><text:span text:style-name="T8">е</text:span><text:span text:style-name="T8">н</text:span><text:span text:style-name="T8">и</text:span><text:span text:style-name="T8">е</text:span></text:p><text:p text:style-name="P16"><text:span text:style-name="T8">А</text:span><text:span text:style-name="T8">н</text:span><text:span text:style-name="T8">и</text:span><text:span text:style-name="T8">м</text:span><text:span text:style-name="T8">а</text:span><text:span text:style-name="T8">т</text:span><text:span text:style-name="T8">о</text:span><text:span text:style-name="T8">р</text:span><text:span text:style-name="T8">о</text:span><text:span text:style-name="T8">в</text:span><text:span text:style-name="T8"> </text:span><text:span text:style-name="T8">п</text:span><text:span text:style-name="T8">о</text:span><text:span text:style-name="T8"> </text:span><text:span text:style-name="T8">к</text:span><text:span text:style-name="T8">а</text:span><text:span text:style-name="T8">д</text:span><text:span text:style-name="T8">р</text:span><text:span text:style-name="T8">а</text:span><text:span text:style-name="T8">м</text:span></text:p><draw:enhanced-geometry svg:viewBox="0 0 21600 21600" draw:type="rectangle" draw:enhanced-path="M 0 0 L 21600 0 21600 21600 0 21600 0 0 Z N"/></draw:custom-shape><draw:line draw:name="Фигура2_10" draw:style-name="gr5" draw:text-style-name="P14" svg:x1="2.206cm" svg:y1="5.308cm" svg:x2="7.272cm" svg:y2="5.308cm"><text:p/></draw:line><draw:frame draw:name="Фигура7_4" draw:style-name="gr4" draw:text-style-name="P15" svg:width="0.334cm" svg:height="0.329cm" svg:x="2.254cm" svg:y="4.899cm"><draw:text-box><text:p><text:span text:style-name="T7">I4</text:span></text:p></draw:text-box></draw:frame><draw:custom-shape draw:name="Фигура1_4" draw:style-name="gr6" draw:text-style-name="P17" svg:width="3.465cm" svg:height="1.781cm" svg:x="12.41cm" svg:y="6.241cm"><text:p text:style-name="P16"><text:span text:style-name="T8">Осуществлени</text:span><text:span text:style-name="T8">е услуги</text:span></text:p><draw:enhanced-geometry svg:viewBox="0 0 21600 21600" draw:type="rectangle" draw:enhanced-path="M 0 0 L 21600 0 21600 21600 0 21600 0 0 Z N"/></draw:custom-shape><draw:path draw:name="s-line_0" draw:style-name="gr8" draw:text-style-name="P18" svg:width="1.672cm" svg:height="2.05cm" svg:x="10.736cm" svg:y="5.161cm" svg:viewBox="0 0 1673 2051" svg:d="M0 6c349 0 579-9 627-5 49 5 83 57 113 139 31 91 58 222 77 377 18 155 27 421 27 511 0 91 10 357 28 511 19 156 46 287 77 376 30 83 63 127 97 136h627"><text:p/></draw:path><draw:line draw:name="Фигура2_11" draw:style-name="gr5" draw:text-style-name="P14" svg:x1="10.736cm" svg:y1="4.366cm" svg:x2="14.352cm" svg:y2="4.366cm"><text:p/></draw:line><draw:frame draw:name="Фигура7_5" draw:style-name="gr4" draw:text-style-name="P15" svg:width="0.334cm" svg:height="0.329cm" svg:x="14.287cm" svg:y="3.888cm"><draw:text-box><text:p><text:span text:style-name="T7">R2</text:span></text:p></draw:text-box></draw:frame><draw:path draw:name="s-line_1" draw:style-name="gr8" draw:text-style-name="P18" svg:width="1.674cm" svg:height="2.412cm" svg:x="10.736cm" svg:y="4.366cm" svg:viewBox="0 0 1675 2413" svg:d="M0 7c349 0 580-11 628-6 49 6 83 67 113 164 31 106 58 261 77 443 18 183 27 496 27 602s10 419 28 601c19 183 46 337 77 442 30 97 63 149 97 160h628"><text:p/></draw:path></draw:g></draw:g></draw:g><draw:g draw:name="DrawObject6" draw:style-name="gr2"><draw:line draw:name="Фигура2_2" draw:style-name="gr5" draw:text-style-name="P14" svg:x1="15.875cm" svg:y1="7.329cm" svg:x2="16.267cm" svg:y2="7.329cm"><text:p/></draw:line><draw:frame draw:name="Фигура7_6" draw:style-name="gr4" draw:text-style-name="P15" svg:width="0.334cm" svg:height="0.329cm" svg:x="16.164cm" svg:y="6.789cm"><draw:text-box><text:p><text:span text:style-name="T7">R1</text:span></text:p></draw:text-box></draw:frame></draw:g></draw:g></text:p>
      <text:p text:style-name="P5">Рисунок 2 – Уточняющая диаграмма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draw:marker draw:name="Стили_20_стрелок_20_1" draw:display-name="Стили стрелок 1" svg:viewBox="0 0 20 13" svg:d="M0 13l10-13 10 13z"/>
    <draw:stroke-dash draw:name="Dot" draw:style="rect" draw:dots1="1" draw:dots1-length="57%" draw:distance="57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Anton Boyarshinov</meta:initial-creator>
    <meta:creation-date>2008-09-02T15:39:21</meta:creation-date>
    <dc:date>2022-10-08T15:00:43.942141636</dc:date>
    <meta:editing-cycles>17</meta:editing-cycles>
    <meta:editing-duration>PT40M29S</meta:editing-duration>
    <meta:document-statistic meta:table-count="0" meta:image-count="0" meta:object-count="0" meta:page-count="1" meta:paragraph-count="10" meta:word-count="45" meta:character-count="376" meta:non-whitespace-character-count="338"/>
    <meta:user-defined meta:name="Поле 1"/>
    <meta:user-defined meta:name="Поле 2"/>
    <meta:user-defined meta:name="Поле 3"/>
    <meta:user-defined meta:name="Поле 4"/>
  </office:meta>
</office:document-meta>
</file>